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ience</text:p>
          </table:table-cell>
          <table:table-cell table:style-name="ce1" office:value-type="float" office:value="437461" calcext:value-type="float">
            <text:p>437461</text:p>
          </table:table-cell>
          <table:table-cell table:style-name="ce1" office:value-type="float" office:value="438631" calcext:value-type="float">
            <text:p>438631</text:p>
          </table:table-cell>
          <table:table-cell table:style-name="ce2" table:formula="of:=[.D3]/([.D3]+[.C3])" office:value-type="percentage" office:value="0.500667738091433" calcext:value-type="percentage">
            <text:p>50,07 %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Engineering &amp; Technology Total</text:p>
          </table:table-cell>
          <table:table-cell table:style-name="ce1" office:value-type="float" office:value="578209" calcext:value-type="float">
            <text:p>578209</text:p>
          </table:table-cell>
          <table:table-cell table:style-name="ce1" office:value-type="float" office:value="271282" calcext:value-type="float">
            <text:p>271282</text:p>
          </table:table-cell>
          <table:table-cell table:style-name="ce2" table:formula="of:=[.D4]/([.D4]+[.C4])" office:value-type="percentage" office:value="0.31934652633165" calcext:value-type="percentage">
            <text:p>31,93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&amp;Compute</text:p>
          </table:table-cell>
          <table:table-cell table:style-name="ce1" office:value-type="float" office:value="92842" calcext:value-type="float">
            <text:p>92842</text:p>
          </table:table-cell>
          <table:table-cell table:style-name="ce1" office:value-type="float" office:value="84660" calcext:value-type="float">
            <text:p>84660</text:p>
          </table:table-cell>
          <table:table-cell table:style-name="ce2" table:formula="of:=[.D5]/([.D5]+[.C5])" office:value-type="percentage" office:value="0.476952372367635" calcext:value-type="percentage">
            <text:p>47,70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128466" calcext:value-type="float">
            <text:p>3128466</text:p>
          </table:table-cell>
          <table:table-cell table:style-name="ce1" office:value-type="float" office:value="3203533" calcext:value-type="float">
            <text:p>3203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ce2" table:formula="of:=(SUM([.C3:.C5])/[.C6])" office:value-type="percentage" office:value="0.354330844573666" calcext:value-type="percentage">
            <text:p>35,43 %</text:p>
          </table:table-cell>
          <table:table-cell table:style-name="ce2" table:formula="of:=(SUM([.D3:.D5])/[.D6])" office:value-type="percentage" office:value="0.248030221633428" calcext:value-type="percentage">
            <text:p>24,80 %</text:p>
          </table:table-cell>
          <table:table-cell table:style-name="ce2" table:formula="of:=[.C7]-[.D7]" office:value-type="percentage" office:value="0.106300622940238" calcext:value-type="percentage">
            <text:p>10,63 %</text:p>
          </table:table-cell>
          <table:table-cell/>
          <table:table-cell office:value-type="string" calcext:value-type="string">
            <text:p>India STEM gap</text:p>
          </table:table-cell>
          <table:table-cell table:style-name="ce2" table:formula="of:=SUM([.D3:.D5])/(SUM([.C3:.C5])+SUM([.D3:.D5]))" office:value-type="percentage" office:value="0.417518397759427" calcext:value-type="percentage">
            <text:p>41,75 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 STEM gap</text:p>
          </table:table-cell>
          <table:table-cell table:style-name="ce2" table:formula="of:=SUM([.D10:.D14])/(SUM([.D10:.D14])+SUM([.C10:.C14]))" office:value-type="percentage" office:value="0.349960689484515" calcext:value-type="percentage">
            <text:p>35,00 %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gineering &amp; Technology Total</text:p>
          </table:table-cell>
          <table:table-cell table:style-name="ce1" office:value-type="float" office:value="88938" calcext:value-type="float">
            <text:p>88938</text:p>
          </table:table-cell>
          <table:table-cell table:style-name="ce1" office:value-type="float" office:value="20031" calcext:value-type="float">
            <text:p>20031</text:p>
          </table:table-cell>
          <table:table-cell table:style-name="ce2" table:formula="of:=[.D10]/([.D10]+[.C10])" office:value-type="percentage" office:value="0.183822922115464" calcext:value-type="percentage">
            <text:p>18,38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s/Stats</text:p>
          </table:table-cell>
          <table:table-cell table:style-name="ce1" office:value-type="float" office:value="11967" calcext:value-type="float">
            <text:p>11967</text:p>
          </table:table-cell>
          <table:table-cell table:style-name="ce1" office:value-type="float" office:value="9013" calcext:value-type="float">
            <text:p>9013</text:p>
          </table:table-cell>
          <table:table-cell table:style-name="ce2" table:formula="of:=[.D11]/([.D11]+[.C11])" office:value-type="percentage" office:value="0.429599618684461" calcext:value-type="percentage">
            <text:p>42,96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ysicalSci</text:p>
          </table:table-cell>
          <table:table-cell table:style-name="ce1" office:value-type="float" office:value="17802" calcext:value-type="float">
            <text:p>17802</text:p>
          </table:table-cell>
          <table:table-cell table:style-name="ce1" office:value-type="float" office:value="11502" calcext:value-type="float">
            <text:p>11502</text:p>
          </table:table-cell>
          <table:table-cell table:style-name="ce2" table:formula="of:=[.D12]/([.D12]+[.C12])" office:value-type="percentage" office:value="0.392506142506142" calcext:value-type="percentage">
            <text:p>39,25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o</text:p>
          </table:table-cell>
          <table:table-cell table:style-name="ce1" office:value-type="float" office:value="43427" calcext:value-type="float">
            <text:p>43427</text:p>
          </table:table-cell>
          <table:table-cell table:style-name="ce1" office:value-type="float" office:value="61206" calcext:value-type="float">
            <text:p>61206</text:p>
          </table:table-cell>
          <table:table-cell table:style-name="ce2" table:formula="of:=[.D13]/([.D13]+[.C13])" office:value-type="percentage" office:value="0.584958856192597" calcext:value-type="percentage">
            <text:p>58,50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sci</text:p>
          </table:table-cell>
          <table:table-cell table:style-name="ce1" office:value-type="float" office:value="45393" calcext:value-type="float">
            <text:p>45393</text:p>
          </table:table-cell>
          <table:table-cell table:style-name="ce1" office:value-type="float" office:value="9974" calcext:value-type="float">
            <text:p>9974</text:p>
          </table:table-cell>
          <table:table-cell table:style-name="ce2" table:formula="of:=[.D14]/([.D14]+[.C14])" office:value-type="percentage" office:value="0.180143406722416" calcext:value-type="percentage">
            <text:p>18,01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801692" calcext:value-type="float">
            <text:p>801692</text:p>
          </table:table-cell>
          <table:table-cell table:style-name="ce3" office:value-type="float" office:value="1068122" calcext:value-type="float">
            <text:p>1068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ce2" table:formula="of:=SUM([.C10:.C14])/[.C15]" office:value-type="percentage" office:value="0.258861258438403" calcext:value-type="percentage">
            <text:p>25,89 %</text:p>
          </table:table-cell>
          <table:table-cell table:style-name="ce2" table:formula="of:=SUM([.D10:.D14])/[.D15]" office:value-type="percentage" office:value="0.104600410814495" calcext:value-type="percentage">
            <text:p>10,46 %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table:formula="of:=[.C16]-[.D16]" office:value-type="percentage" office:value="0.154260847623908" calcext:value-type="percentage">
            <text:p>15,43 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dia EH gap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SUM([.D20:.D22])/(SUM([.C20:.C22])+SUM([.D20:.D22]))" office:value-type="percentage" office:value="0.63721729030334" calcext:value-type="percentage">
            <text:p>63,72 %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Wom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table:style-name="ce1" office:value-type="float" office:value="214676" calcext:value-type="float">
            <text:p>214676</text:p>
          </table:table-cell>
          <table:table-cell table:style-name="ce1" office:value-type="float" office:value="368110" calcext:value-type="float">
            <text:p>368110</text:p>
          </table:table-cell>
          <table:table-cell table:style-name="ce2" table:formula="of:=[.D20]/([.D20]+[.C20])" office:value-type="percentage" office:value="0.631638371546331" calcext:value-type="percentage">
            <text:p>63,16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al science (EX NURSING)</text:p>
          </table:table-cell>
          <table:table-cell table:style-name="ce1" table:formula="of:=62679-[.C22]" office:value-type="float" office:value="54869" calcext:value-type="float">
            <text:p>54869</text:p>
          </table:table-cell>
          <table:table-cell table:style-name="ce1" table:formula="of:=119056-[.D22]" office:value-type="float" office:value="69346" calcext:value-type="float">
            <text:p>69346</text:p>
          </table:table-cell>
          <table:table-cell table:style-name="ce2" table:formula="of:=[.D21]/([.D21]+[.C21])" office:value-type="percentage" office:value="0.558273960471763" calcext:value-type="percentage">
            <text:p>55,83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rsing</text:p>
          </table:table-cell>
          <table:table-cell table:style-name="ce1" office:value-type="float" office:value="7810" calcext:value-type="float">
            <text:p>7810</text:p>
          </table:table-cell>
          <table:table-cell table:style-name="ce1" office:value-type="float" office:value="49710" calcext:value-type="float">
            <text:p>49710</text:p>
          </table:table-cell>
          <table:table-cell table:style-name="ce2" table:formula="of:=[.D22]/([.D22]+[.C22])" office:value-type="percentage" office:value="0.864221140472879" calcext:value-type="percentage">
            <text:p>86,42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128466" calcext:value-type="float">
            <text:p>3128466</text:p>
          </table:table-cell>
          <table:table-cell table:style-name="ce1" office:value-type="float" office:value="3203533" calcext:value-type="float">
            <text:p>3203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ce2" table:formula="of:=(SUM([.C20:.C22])/[.C23])" office:value-type="percentage" office:value="0.0886552706661987" calcext:value-type="percentage">
            <text:p>8,87 %</text:p>
          </table:table-cell>
          <table:table-cell table:style-name="ce2" table:formula="of:=(SUM([.D20:.D22])/[.D23])" office:value-type="percentage" office:value="0.152071478583177" calcext:value-type="percentage">
            <text:p>15,21 %</text:p>
          </table:table-cell>
          <table:table-cell table:style-name="ce2" table:formula="of:=[.D24]-[.C24]" office:value-type="percentage" office:value="0.0634162079169781" calcext:value-type="percentage">
            <text:p>6,34 %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table:number-columns-repeated="4"/>
          <table:table-cell office:value-type="string" calcext:value-type="string">
            <text:p>USA EH gap</text:p>
          </table:table-cell>
          <table:table-cell table:style-name="ce2" table:formula="of:=SUM([.D28:.D30])/(SUM([.C28:.C30])+SUM([.D28:.D30]))" office:value-type="percentage" office:value="0.843070806971614" calcext:value-type="percentage">
            <text:p>84,31 %</text:p>
          </table:table-cell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table:style-name="ce1" office:value-type="float" office:value="20353" calcext:value-type="float">
            <text:p>20353</text:p>
          </table:table-cell>
          <table:table-cell table:style-name="ce1" office:value-type="float" office:value="78501" calcext:value-type="float">
            <text:p>78501</text:p>
          </table:table-cell>
          <table:table-cell table:style-name="ce2" table:formula="of:=[.D28]/([.D28]+[.C28])" office:value-type="percentage" office:value="0.794110506403383" calcext:value-type="percentage">
            <text:p>79,41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lth professions</text:p>
          </table:table-cell>
          <table:table-cell table:style-name="ce1" office:value-type="float" office:value="30931" calcext:value-type="float">
            <text:p>30931</text:p>
          </table:table-cell>
          <table:table-cell table:style-name="ce1" office:value-type="float" office:value="167839" calcext:value-type="float">
            <text:p>167839</text:p>
          </table:table-cell>
          <table:table-cell table:style-name="ce2" table:formula="of:=[.D29]/([.D29]+[.C29])" office:value-type="percentage" office:value="0.844387986114605" calcext:value-type="percentage">
            <text:p>84,44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RSING</text:p>
          </table:table-cell>
          <table:table-cell table:formula="of:=13454" office:value-type="float" office:value="13454" calcext:value-type="float">
            <text:p>13454</text:p>
          </table:table-cell>
          <table:table-cell table:formula="of:=97363+899+1000+760+1430" office:value-type="float" office:value="101452" calcext:value-type="float">
            <text:p>101452</text:p>
          </table:table-cell>
          <table:table-cell table:style-name="ce2" table:formula="of:=[.D30]/([.D30]+[.C30])" office:value-type="percentage" office:value="0.882912989748142" calcext:value-type="percentage">
            <text:p>88,29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801692" calcext:value-type="float">
            <text:p>801692</text:p>
          </table:table-cell>
          <table:table-cell table:style-name="ce3" office:value-type="float" office:value="1068122" calcext:value-type="float">
            <text:p>1068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ce2" table:formula="of:=SUM([.C26:.C30])/[.C31]" office:value-type="percentage" office:value="0.0807517101330686" calcext:value-type="percentage">
            <text:p>8,08 %</text:p>
          </table:table-cell>
          <table:table-cell table:style-name="ce2" table:formula="of:=SUM([.D26:.D30])/[.D31]" office:value-type="percentage" office:value="0.325610744840009" calcext:value-type="percentage">
            <text:p>32,56 %</text:p>
          </table:table-cell>
          <table:table-cell table:style-name="ce2" table:formula="of:=[.D32]-[.C32]" office:value-type="percentage" office:value="0.24485903470694" calcext:value-type="percentage">
            <text:p>24,49 %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/>
          <table:table-cell table:formula="of:=[.D31]/([.D31]+[.C31])" office:value-type="float" office:value="0.571245054320911" calcext:value-type="float">
            <text:p>0,571245054320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/>
          <table:table-cell table:formula="of:=[.D23]/([.D23]+[.C23])" office:value-type="float" office:value="0.505927590955084" calcext:value-type="float">
            <text:p>0,50592759095508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E3:Hoja1.E5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0:51:05.8029858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0:27:34.166995856</meta:creation-date>
    <dc:date>2017-08-12T01:28:07.669657212</dc:date>
    <meta:editing-duration>PT26M26S</meta:editing-duration>
    <meta:editing-cycles>6</meta:editing-cycles>
    <meta:generator>LibreOffice/5.3.1.2$Linux_X86_64 LibreOffice_project/30m0$Build-2</meta:generator>
    <meta:document-statistic meta:table-count="1" meta:cell-count="106" meta:object-count="0"/>
  </office:meta>
</office:document-meta>
</file>